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95cm" fo:min-width="0.9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tyle="normal"/>
    </style:style>
    <style:style style:name="P5" style:family="paragraph">
      <loext:graphic-properties draw:fill="none"/>
      <style:paragraph-properties fo:text-align="center"/>
      <style:text-properties fo:font-style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104cm" svg:height="2.185cm" svg:x="13.7cm" svg:y="11.015cm"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104cm" svg:height="2.185cm" svg:x="25.596cm" svg:y="10.93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104cm" svg:height="2.185cm" svg:x="19.931cm" svg:y="1.70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2cm" svg:height="18.893cm" svg:x="1.2cm" svg:y="1.3cm">
          <draw:text-box>
            <text:p text:style-name="P2"><text:span text:style-name="T1">A.up = 100K</text:span><text:span text:style-name="T1"><text:tab/></text:span><text:span text:style-name="T1"><text:tab/></text:span><text:span text:style-name="T1">A.down = 1000K</text:span></text:p>
            <text:p text:style-name="P2"><text:span text:style-name="T1"/></text:p>
            <text:p text:style-name="P2"><text:span text:style-name="T1">B.up = 100K</text:span><text:span text:style-name="T1"><text:tab/></text:span><text:span text:style-name="T1"><text:tab/></text:span><text:span text:style-name="T1">B.down = 10000K</text:span></text:p>
            <text:p text:style-name="P2"><text:span text:style-name="T1"/></text:p>
            <text:p text:style-name="P2"><text:span text:style-name="T1">C.up = 1000K</text:span><text:span text:style-name="T1"><text:tab/></text:span><text:span text:style-name="T1">C.down = 150K</text:span></text:p>
            <text:p text:style-name="P2"><text:span text:style-name="T1"/></text:p>
            <text:p text:style-name="P2"><text:span text:style-name="T1"># First step:</text:span></text:p>
            <text:p text:style-name="P2"><text:span text:style-name="T1">changed = true</text:span></text:p>
            <text:p text:style-name="P2"><text:span text:style-name="T1">while changed:</text:span></text:p>
            <text:p text:style-name="P2"><text:span text:style-name="T1">changed = false</text:span></text:p>
            <text:p text:style-name="P2"><text:span text:style-name="T1">for each node X in nodes:</text:span></text:p>
            <text:p text:style-name="P2"><text:span text:style-name="T1"><text:s text:c="2"/></text:span><text:span text:style-name="T1">d = X.down / X.in.len</text:span></text:p>
            <text:p text:style-name="P2"><text:span text:style-name="T1"><text:s text:c="2"/></text:span><text:span text:style-name="T1">for each e in X.in:</text:span></text:p>
            <text:p text:style-name="P2"><text:span text:style-name="T1"><text:s text:c="4"/></text:span><text:span text:style-name="T1">if(!e.lock)</text:span></text:p>
            <text:p text:style-name="P2"><text:span text:style-name="T1"><text:s text:c="6"/></text:span><text:span text:style-name="T1">e.value = d</text:span></text:p>
            <text:p text:style-name="P2"><text:span text:style-name="T1"><text:s text:c="6"/></text:span><text:span text:style-name="T1">changed = true # necessary? </text:span></text:p>
            <text:p text:style-name="P2"><text:span text:style-name="T1"/></text:p>
            <text:p text:style-name="P2"><text:span text:style-name="T1"># Second step:</text:span></text:p>
            <text:p text:style-name="P2"><text:span text:style-name="T1">for each node X:</text:span></text:p>
            <text:p text:style-name="P2"><text:span text:style-name="T1"><text:s text:c="2"/></text:span><text:span text:style-name="T1">orderAsc(X.out)</text:span></text:p>
            <text:p text:style-name="P2"><text:span text:style-name="T1"><text:s text:c="2"/></text:span><text:span text:style-name="T1">u = X.up / X.out.len</text:span></text:p>
            <text:p text:style-name="P2"><text:span text:style-name="T1"><text:s text:c="2"/></text:span><text:span text:style-name="T1">for i=0; i &lt; X.out.len; i++:</text:span></text:p>
            <text:p text:style-name="P2"><text:span text:style-name="T1"><text:s text:c="4"/></text:span><text:span text:style-name="T1">e = X.out[i]</text:span></text:p>
            <text:p text:style-name="P2"><text:span text:style-name="T1"><text:s text:c="4"/></text:span><text:span text:style-name="T1">If(!e.lock)</text:span></text:p>
            <text:p text:style-name="P2"><text:span text:style-name="T1"><text:s text:c="6"/></text:span><text:span text:style-name="T1">if(e.value &lt; u):</text:span></text:p>
            <text:p text:style-name="P2"><text:span text:style-name="T1"><text:s text:c="8"/></text:span><text:span text:style-name="T1">over =+ u - e.value</text:span></text:p>
            <text:p text:style-name="P2"><text:span text:style-name="T1"><text:s text:c="6"/></text:span><text:span text:style-name="T1">else:</text:span></text:p>
            <text:p text:style-name="P2"><text:span text:style-name="T1"><text:s text:c="8"/></text:span><text:span text:style-name="T1">u =+ u + over/(X.out.len - i+1)</text:span></text:p>
            <text:p text:style-name="P2"><text:span text:style-name="T1"><text:s text:c="8"/></text:span><text:span text:style-name="T1">e.value = u</text:span></text:p>
            <text:p text:style-name="P2"><text:span text:style-name="T1"><text:s text:c="8"/></text:span><text:span text:style-name="T1">e.lock = true</text:span></text:p>
            <text:p text:style-name="P2"><text:span text:style-name="T1"><text:s text:c="8"/></text:span><text:span text:style-name="T1">changed = true</text:span></text:p>
            <text:p text:style-name="P2"><text:span text:style-name="T1"/></text:p>
            <text:p text:style-name="P2"><text:span text:style-name="T1"># Third step:</text:span></text:p>
            <text:p text:style-name="P2"><text:span text:style-name="T1">for each node X:</text:span></text:p>
            <text:p text:style-name="P2"><text:span text:style-name="T1"><text:s text:c="2"/></text:span><text:span text:style-name="T1">for each e in X.in:</text:span></text:p>
            <text:p text:style-name="P2"><text:span text:style-name="T1"><text:s text:c="4"/></text:span><text:span text:style-name="T1">if(e.lock):</text:span></text:p>
            <text:p text:style-name="P2"><text:span text:style-name="T1"><text:s text:c="6"/></text:span><text:span text:style-name="T1">X.down =- e.value</text:span></text:p>
            <text:p text:style-name="P2"><text:span text:style-name="T1"><text:s text:c="6"/></text:span><text:span text:style-name="T1">X.in.len--</text:span></text:p>
            <text:p text:style-name="P2"><text:span text:style-name="T1"><text:s text:c="2"/></text:span></text:p>
          </draw:text-box>
        </draw:frame>
        <draw:connector draw:style-name="gr3" draw:text-style-name="P5" draw:layer="layout" draw:type="lines" svg:x1="15.496cm" svg:y1="12.88cm" svg:x2="25.904cm" svg:y2="12.799cm" draw:start-shape="id1" draw:start-glue-point="9" draw:end-shape="id2" draw:end-glue-point="7" svg:d="M15496 12880h810l8789-81h809" svg:viewBox="0 0 10409 82">
          <text:p text:style-name="P4">75</text:p>
          <text:p text:style-name="P4">[50]</text:p>
        </draw:connector>
        <draw:connector draw:style-name="gr3" draw:text-style-name="P6" draw:layer="layout" draw:type="lines" svg:x1="22.035cm" svg:y1="2.802cm" svg:x2="26.648cm" svg:y2="10.934cm" draw:start-shape="id3" draw:start-glue-point="10" draw:end-shape="id2" draw:end-glue-point="4" svg:d="M22035 2802h502l4111 7630v502" svg:viewBox="0 0 4614 8133">
          <text:p text:style-name="P1">75</text:p>
          <text:p text:style-name="P1">[100]</text:p>
        </draw:connector>
        <draw:connector draw:style-name="gr3" draw:text-style-name="P6" draw:layer="layout" draw:type="lines" svg:x1="14.752cm" svg:y1="11.015cm" svg:x2="19.931cm" svg:y2="2.802cm" draw:start-shape="id1" draw:start-glue-point="4" draw:end-shape="id3" draw:end-glue-point="6" svg:d="M14752 11015v-502l4678-7711h501" svg:viewBox="0 0 5180 8214">
          <text:p text:style-name="P1">10000</text:p>
          <text:p text:style-name="P1">[50]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icius Pinheiro</meta:initial-creator>
    <meta:creation-date>2018-11-30T22:40:44.325134810</meta:creation-date>
    <dc:date>2018-12-01T01:56:06.281639923</dc:date>
    <dc:creator>Vinicius Pinheiro</dc:creator>
    <meta:editing-duration>PT24M40S</meta:editing-duration>
    <meta:editing-cycles>1</meta:editing-cycles>
    <meta:document-statistic meta:object-count="7"/>
    <meta:generator>LibreOffice/5.0.3.2$Linux_X86_64 LibreOffice_project/00m0$Build-2</meta:generator>
  </office:meta>
</office:document-meta>
</file>